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eda" officeooo:paragraph-rsid="00158eda"/>
    </style:style>
    <style:style style:name="P2" style:family="paragraph" style:parent-style-name="Standard">
      <style:text-properties officeooo:rsid="00158eda" officeooo:paragraph-rsid="001621ec"/>
    </style:style>
    <style:style style:name="P3" style:family="paragraph" style:parent-style-name="Standard">
      <style:text-properties officeooo:rsid="001621ec" officeooo:paragraph-rsid="001621ec"/>
    </style:style>
    <style:style style:name="P4" style:family="paragraph" style:parent-style-name="Header">
      <style:text-properties officeooo:rsid="00158eda" officeooo:paragraph-rsid="00158eda"/>
    </style:style>
    <style:style style:name="T1" style:family="text">
      <style:text-properties officeooo:rsid="00162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ine--</text:p>
      <text:p text:style-name="P1"/>
      <text:p text:style-name="P1">Usage: $ hub-server [--csmode] [--nodelay] [--eol=&lt;n&gt;] [--dle=&lt;n&gt;] &lt;listen_ipad&gt; &lt;listen_port&gt; \</text:p>
      <text:p text:style-name="P1"><text:s/>{[-f=&lt;n&gt; &lt;path/file&gt;] &lt;connect_host&gt; &lt;connect_port&gt;}</text:p>
      <text:p text:style-name="P1"/>
      <text:p text:style-name="P1">f=0 (default) no filtering applicable to this connection</text:p>
      <text:p text:style-name="P1">f=1 client <text:s/>connection: check for blockable msgs</text:p>
      <text:p text:style-name="P1">f=2 client connection: <text:s/>block blockable msgs</text:p>
      <text:p text:style-name="P1">f=3 server connection: check for blockable msgs</text:p>
      <text:p text:style-name="P1">f=4 server connection: block blockable msgs</text:p>
      <text:p text:style-name="P1"/>
      <text:p text:style-name="P3">path/file – file for loading filtering table</text:p>
      <text:p text:style-name="P3">NULL = argument placeholder, no file specified</text:p>
      <text:p text:style-name="P3">- f=1 or 3,</text:p>
      <text:p text:style-name="P3"><text:s text:c="4"/>filter table path/file</text:p>
      <text:p text:style-name="P3"><text:s text:c="4"/>NULL = filter table loaded via msgs</text:p>
      <text:p text:style-name="P3">- f=2 or 4 has no associated filed, so NULL required</text:p>
      <text:p text:style-name="P3"/>
      <text:p text:style-name="P2">[-f=&lt;n&gt; &lt;path/file&gt;] <text:span text:style-name="T1">omitted, </text:span></text:p>
      <text:p text:style-name="P3">Same client connection as original hub-server-filter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8eda" officeooo:paragraph-rsid="00158ed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</text:page-number> <text:s text:c="5"/><text:tab/>hub-server-filt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6T10:53:37.459169723</meta:creation-date>
    <dc:date>2024-04-16T11:14:53.796349906</dc:date>
    <meta:editing-duration>PT8M16S</meta:editing-duration>
    <meta:editing-cycles>1</meta:editing-cycles>
    <meta:document-statistic meta:table-count="0" meta:image-count="0" meta:object-count="0" meta:page-count="1" meta:paragraph-count="17" meta:word-count="104" meta:character-count="731" meta:non-whitespace-character-count="629"/>
    <meta:generator>LibreOffice/5.1.6.2$Linux_X86_64 LibreOffice_project/10m0$Build-2</meta:generator>
  </office:meta>
</office:document-meta>
</file>